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520cc" officeooo:paragraph-rsid="000520cc"/>
    </style:style>
    <style:style style:name="P2" style:family="paragraph" style:parent-style-name="Standard">
      <style:text-properties style:font-name="Khmer OS" fo:font-size="16pt" fo:font-weight="bold" officeooo:rsid="000520cc" officeooo:paragraph-rsid="000520c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27/Jan/2021</text:p>
      <text:p text:style-name="P1"/>
      <text:p text:style-name="P1"/>
      <text:p text:style-name="P1">- Means</text:p>
      <text:p text:style-name="P1">- Bracket</text:p>
      <text:p text:style-name="P1">- Verb to b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7T10:20:52.923966902</dc:date>
    <meta:editing-duration>PT1M51S</meta:editing-duration>
    <meta:editing-cycles>3</meta:editing-cycles>
    <meta:document-statistic meta:table-count="0" meta:image-count="0" meta:object-count="0" meta:page-count="1" meta:paragraph-count="4" meta:word-count="10" meta:character-count="45" meta:non-whitespace-character-count="38"/>
  </office:meta>
</office:document-meta>
</file>